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6cm"/>
    </style:style>
    <style:style style:name="co2" style:family="table-column">
      <style:table-column-properties fo:break-before="auto" style:column-width="4.607cm"/>
    </style:style>
    <style:style style:name="co3" style:family="table-column">
      <style:table-column-properties fo:break-before="auto" style:column-width="2.8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542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6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0.31pt solid #000000" style:diagonal-bl-tr="none" style:diagonal-tl-br="none" fo:border-left="0.31pt solid #000000" fo:padding="0.071cm" fo:border-right="none" style:rotation-align="none" fo:border-top="0.31pt solid #000000"/>
    </style:style>
    <style:style style:name="ce2" style:family="table-cell" style:parent-style-name="Default" style:data-style-name="N0">
      <style:table-cell-properties fo:padding="0.071cm"/>
    </style:style>
    <style:style style:name="ce3" style:family="table-cell" style:parent-style-name="Default" style:data-style-name="N0">
      <style:table-cell-properties fo:border-bottom="0.31pt solid #000000" style:diagonal-bl-tr="none" style:diagonal-tl-br="none" fo:border-left="none" fo:padding="0.071cm" fo:border-right="none" style:rotation-align="none" fo:border-top="0.31pt solid #000000"/>
    </style:style>
    <style:style style:name="ce4" style:family="table-cell" style:parent-style-name="Default" style:data-style-name="N0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4" table:default-cell-style-name="ce3"/>
        <table:table-column table:style-name="co4" table:default-cell-style-name="ce4"/>
        <table:table-column table:style-name="co4" table:number-columns-repeated="12" table:default-cell-style-name="Default"/>
        <table:table-row table:style-name="ro1">
          <table:table-cell/>
          <table:table-cell table:style-name="Default" office:value-type="string">
            <text:p>gringo+hclasp wall</text:p>
          </table:table-cell>
          <table:table-cell table:style-name="Default" office:value-type="string">
            <text:p>hclasp-solving</text:p>
          </table:table-cell>
          <table:table-cell table:style-name="Default" office:value-type="string">
            <text:p>models</text:p>
          </table:table-cell>
          <table:table-cell table:style-name="Default" office:value-type="string">
            <text:p>timeouts</text:p>
          </table:table-cell>
          <table:table-cell table:style-name="Default" office:value-type="string">
            <text:p>gringo+clasp wall</text:p>
          </table:table-cell>
          <table:table-cell table:style-name="Default" office:value-type="string">
            <text:p>clasp-solving</text:p>
          </table:table-cell>
          <table:table-cell table:style-name="Default" office:value-type="string">
            <text:p>models</text:p>
          </table:table-cell>
          <table:table-cell table:style-name="Default" office:value-type="string">
            <text:p>timeouts</text:p>
          </table:table-cell>
          <table:table-cell table:number-columns-repeated="12"/>
        </table:table-row>
        <table:table-row table:style-name="ro2">
          <table:table-cell office:value-type="string">
            <text:p>BLOCKS</text:p>
          </table:table-cell>
          <table:table-cell office:value-type="float" office:value="32210.843425">
            <text:p>32210,843425</text:p>
          </table:table-cell>
          <table:table-cell office:value-type="float" office:value="31932.2">
            <text:p>31932,2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8586.935751">
            <text:p>28586,935751</text:p>
          </table:table-cell>
          <table:table-cell office:value-type="float" office:value="28353.04">
            <text:p>28353,04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table:number-columns-repeated="12"/>
        </table:table-row>
        <table:table-row table:style-name="ro2">
          <table:table-cell office:value-type="string">
            <text:p>BLOCKS-HCLASP-SAT</text:p>
          </table:table-cell>
          <table:table-cell office:value-type="float" office:value="195.080508">
            <text:p>195,080508</text:p>
          </table:table-cell>
          <table:table-cell office:value-type="float" office:value="132.84">
            <text:p>132,8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4798.397195">
            <text:p>4798,397195</text:p>
          </table:table-cell>
          <table:table-cell office:value-type="float" office:value="4746.82">
            <text:p>4746,82</text:p>
          </table:table-cell>
          <table:table-cell office:value-type="float" office:value="63">
            <text:p>63</text:p>
          </table:table-cell>
          <table:table-cell office:value-type="float" office:value="12">
            <text:p>12</text:p>
          </table:table-cell>
          <table:table-cell table:number-columns-repeated="12"/>
        </table:table-row>
        <table:table-row table:style-name="ro2">
          <table:table-cell office:value-type="string">
            <text:p>BLOCKS-CLASP-SAT</text:p>
          </table:table-cell>
          <table:table-cell office:value-type="float" office:value="1934.447828">
            <text:p>1934,447828</text:p>
          </table:table-cell>
          <table:table-cell office:value-type="float" office:value="1882.26">
            <text:p>1882,26</text:p>
          </table:table-cell>
          <table:table-cell office:value-type="float" office:value="63">
            <text:p>63</text:p>
          </table:table-cell>
          <table:table-cell office:value-type="float" office:value="6">
            <text:p>6</text:p>
          </table:table-cell>
          <table:table-cell office:value-type="float" office:value="2029.002095">
            <text:p>2029,002095</text:p>
          </table:table-cell>
          <table:table-cell office:value-type="float" office:value="1984.36">
            <text:p>1984,3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FREECELL</text:p>
          </table:table-cell>
          <table:table-cell office:value-type="float" office:value="9794.086">
            <text:p>9794,086</text:p>
          </table:table-cell>
          <table:table-cell office:value-type="float" office:value="3885.92">
            <text:p>3885,92</text:p>
          </table:table-cell>
          <table:table-cell office:value-type="float" office:value="54">
            <text:p>54</text:p>
          </table:table-cell>
          <table:table-cell office:value-type="float" office:value="12">
            <text:p>12</text:p>
          </table:table-cell>
          <table:table-cell office:value-type="float" office:value="12923.7603">
            <text:p>12923,7603</text:p>
          </table:table-cell>
          <table:table-cell office:value-type="float" office:value="7000.44">
            <text:p>7000,4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table:number-columns-repeated="12"/>
        </table:table-row>
        <table:table-row table:style-name="ro2">
          <table:table-cell office:value-type="string">
            <text:p>HCLASP-SAT</text:p>
          </table:table-cell>
          <table:table-cell office:value-type="float" office:value="2295.4194">
            <text:p>2295,4194</text:p>
          </table:table-cell>
          <table:table-cell office:value-type="float" office:value="78.62">
            <text:p>78,6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6509.6327">
            <text:p>6509,6327</text:p>
          </table:table-cell>
          <table:table-cell office:value-type="float" office:value="4294.18">
            <text:p>4294,18</text:p>
          </table:table-cell>
          <table:table-cell office:value-type="float" office:value="40">
            <text:p>40</text:p>
          </table:table-cell>
          <table:table-cell office:value-type="float" office:value="14">
            <text:p>14</text:p>
          </table:table-cell>
          <table:table-cell table:number-columns-repeated="12"/>
        </table:table-row>
        <table:table-row table:style-name="ro2">
          <table:table-cell office:value-type="string">
            <text:p>CLASP-SAT</text:p>
          </table:table-cell>
          <table:table-cell office:value-type="float" office:value="1369.7647">
            <text:p>1369,7647</text:p>
          </table:table-cell>
          <table:table-cell office:value-type="float" office:value="27.33">
            <text:p>27,3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309.6327">
            <text:p>2309,6327</text:p>
          </table:table-cell>
          <table:table-cell office:value-type="float" office:value="962.08">
            <text:p>962,0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3">
          <table:table-cell/>
          <table:table-cell table:style-name="Default" table:number-columns-repeated="8"/>
          <table:table-cell table:number-columns-repeated="12"/>
        </table:table-row>
        <table:table-row table:style-name="ro2">
          <table:table-cell office:value-type="string">
            <text:p>SATELLITE</text:p>
          </table:table-cell>
          <table:table-cell office:value-type="float" office:value="55457.363954">
            <text:p>55457,363954</text:p>
          </table:table-cell>
          <table:table-cell office:value-type="float" office:value="53999.33">
            <text:p>53999,33</text:p>
          </table:table-cell>
          <table:table-cell office:value-type="float" office:value="113">
            <text:p>113</text:p>
          </table:table-cell>
          <table:table-cell office:value-type="float" office:value="170">
            <text:p>170</text:p>
          </table:table-cell>
          <table:table-cell office:value-type="float" office:value="85181.588897">
            <text:p>85181,588897</text:p>
          </table:table-cell>
          <table:table-cell office:value-type="float" office:value="83883.96">
            <text:p>83883,96</text:p>
          </table:table-cell>
          <table:table-cell office:value-type="float" office:value="4">
            <text:p>4</text:p>
          </table:table-cell>
          <table:table-cell office:value-type="float" office:value="272">
            <text:p>272</text:p>
          </table:table-cell>
          <table:table-cell table:number-columns-repeated="12"/>
        </table:table-row>
        <table:table-row table:style-name="ro2">
          <table:table-cell office:value-type="string">
            <text:p>HCLASP-SAT</text:p>
          </table:table-cell>
          <table:table-cell office:value-type="float" office:value="2373.502737">
            <text:p>2373,502737</text:p>
          </table:table-cell>
          <table:table-cell office:value-type="float" office:value="2044.56">
            <text:p>2044,56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33429.7952">
            <text:p>33429,7952</text:p>
          </table:table-cell>
          <table:table-cell office:value-type="float" office:value="33155.68">
            <text:p>33155,68</text:p>
          </table:table-cell>
          <table:table-cell office:value-type="float" office:value="4">
            <text:p>4</text:p>
          </table:table-cell>
          <table:table-cell office:value-type="float" office:value="109">
            <text:p>109</text:p>
          </table:table-cell>
          <table:table-cell table:number-columns-repeated="12"/>
        </table:table-row>
        <table:table-row table:style-name="ro2">
          <table:table-cell office:value-type="string">
            <text:p>CLASP-SAT</text:p>
          </table:table-cell>
          <table:table-cell office:value-type="float" office:value="7.462">
            <text:p>7,462</text:p>
          </table:table-cell>
          <table:table-cell office:value-type="float" office:value="3.27">
            <text:p>3,2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29.7952">
            <text:p>729,7952</text:p>
          </table:table-cell>
          <table:table-cell office:value-type="float" office:value="726.07">
            <text:p>726,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3">
          <table:table-cell/>
          <table:table-cell table:style-name="Default" table:number-columns-repeated="8"/>
          <table:table-cell table:number-columns-repeated="12"/>
        </table:table-row>
        <table:table-row table:style-name="ro2">
          <table:table-cell office:value-type="string">
            <text:p>OPENSTACKS</text:p>
          </table:table-cell>
          <table:table-cell office:value-type="float" office:value="46615.109212">
            <text:p>46615,109212</text:p>
          </table:table-cell>
          <table:table-cell office:value-type="float" office:value="46472.54">
            <text:p>46472,54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43300.96134">
            <text:p>43300,96134</text:p>
          </table:table-cell>
          <table:table-cell office:value-type="float" office:value="43170.29">
            <text:p>43170,29</text:p>
          </table:table-cell>
          <table:table-cell office:value-type="float" office:value="15">
            <text:p>15</text:p>
          </table:table-cell>
          <table:table-cell office:value-type="float" office:value="136">
            <text:p>136</text:p>
          </table:table-cell>
          <table:table-cell table:number-columns-repeated="12"/>
        </table:table-row>
        <table:table-row table:style-name="ro2">
          <table:table-cell office:value-type="string">
            <text:p>HCLASP-SAT</text:p>
          </table:table-cell>
          <table:table-cell office:value-type="float" office:value="10.041987">
            <text:p>10,041987</text:p>
          </table:table-cell>
          <table:table-cell office:value-type="float" office:value="4.91">
            <text:p>4,9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74.994042">
            <text:p>274,994042</text:p>
          </table:table-cell>
          <table:table-cell office:value-type="float" office:value="270.21">
            <text:p>270,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CLASP-SAT</text:p>
          </table:table-cell>
          <table:table-cell office:value-type="float" office:value="10.041987">
            <text:p>10,041987</text:p>
          </table:table-cell>
          <table:table-cell office:value-type="float" office:value="4.91">
            <text:p>4,9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74.994042">
            <text:p>274,994042</text:p>
          </table:table-cell>
          <table:table-cell office:value-type="float" office:value="270.21">
            <text:p>270,2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3">
          <table:table-cell/>
          <table:table-cell table:style-name="Default" table:number-columns-repeated="8"/>
          <table:table-cell table:number-columns-repeated="12"/>
        </table:table-row>
        <table:table-row table:style-name="ro2">
          <table:table-cell office:value-type="string">
            <text:p>PATHWAYS</text:p>
          </table:table-cell>
          <table:table-cell office:value-type="float" office:value="111490.848611">
            <text:p>111490,848611</text:p>
          </table:table-cell>
          <table:table-cell office:value-type="float" office:value="109312.92">
            <text:p>109312,92</text:p>
          </table:table-cell>
          <table:table-cell office:value-type="float" office:value="122">
            <text:p>122</text:p>
          </table:table-cell>
          <table:table-cell office:value-type="float" office:value="345">
            <text:p>345</text:p>
          </table:table-cell>
          <table:table-cell office:value-type="float" office:value="94673.100696">
            <text:p>94673,100696</text:p>
          </table:table-cell>
          <table:table-cell office:value-type="float" office:value="92717.72">
            <text:p>92717,72</text:p>
          </table:table-cell>
          <table:table-cell office:value-type="float" office:value="120">
            <text:p>120</text:p>
          </table:table-cell>
          <table:table-cell office:value-type="float" office:value="282">
            <text:p>282</text:p>
          </table:table-cell>
          <table:table-cell table:number-columns-repeated="12"/>
        </table:table-row>
        <table:table-row table:style-name="ro2">
          <table:table-cell office:value-type="string">
            <text:p>HCLASP-SAT</text:p>
          </table:table-cell>
          <table:table-cell office:value-type="float" office:value="53.692727">
            <text:p>53,692727</text:p>
          </table:table-cell>
          <table:table-cell office:value-type="float" office:value="1.42">
            <text:p>1,4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office:value-type="float" office:value="1403.800904">
            <text:p>1403,800904</text:p>
          </table:table-cell>
          <table:table-cell office:value-type="float" office:value="1357.69">
            <text:p>1357,69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string">
            <text:p>CLASP-SAT</text:p>
          </table:table-cell>
          <table:table-cell office:value-type="float" office:value="51.634206">
            <text:p>51,634206</text:p>
          </table:table-cell>
          <table:table-cell office:value-type="float" office:value="1.28">
            <text:p>1,28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803.800904">
            <text:p>803,800904</text:p>
          </table:table-cell>
          <table:table-cell office:value-type="float" office:value="759.2">
            <text:p>759,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3">
          <table:table-cell/>
          <table:table-cell table:style-name="Default" table:number-columns-repeated="8"/>
          <table:table-cell table:number-columns-repeated="12"/>
        </table:table-row>
        <table:table-row table:style-name="ro2">
          <table:table-cell office:value-type="string">
            <text:p>ROVERS</text:p>
          </table:table-cell>
          <table:table-cell office:value-type="float" office:value="98746.410501">
            <text:p>98746,410501</text:p>
          </table:table-cell>
          <table:table-cell office:value-type="float" office:value="96731.41">
            <text:p>96731,41</text:p>
          </table:table-cell>
          <table:table-cell office:value-type="float" office:value="594">
            <text:p>594</text:p>
          </table:table-cell>
          <table:table-cell office:value-type="float" office:value="311">
            <text:p>311</text:p>
          </table:table-cell>
          <table:table-cell office:value-type="float" office:value="171118.566052">
            <text:p>171118,566052</text:p>
          </table:table-cell>
          <table:table-cell office:value-type="float" office:value="169299.76">
            <text:p>169299,76</text:p>
          </table:table-cell>
          <table:table-cell office:value-type="float" office:value="341">
            <text:p>341</text:p>
          </table:table-cell>
          <table:table-cell office:value-type="float" office:value="527">
            <text:p>527</text:p>
          </table:table-cell>
          <table:table-cell table:number-columns-repeated="12"/>
        </table:table-row>
        <table:table-row table:style-name="ro2">
          <table:table-cell office:value-type="string">
            <text:p>HCLASP-SAT</text:p>
          </table:table-cell>
          <table:table-cell office:value-type="float" office:value="2026.318205">
            <text:p>2026,318205</text:p>
          </table:table-cell>
          <table:table-cell office:value-type="float" office:value="1115.14">
            <text:p>1115,14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84744.89211">
            <text:p>84744,89211</text:p>
          </table:table-cell>
          <table:table-cell office:value-type="float" office:value="83945.66">
            <text:p>83945,66</text:p>
          </table:table-cell>
          <table:table-cell office:value-type="float" office:value="341">
            <text:p>341</text:p>
          </table:table-cell>
          <table:table-cell office:value-type="float" office:value="253">
            <text:p>253</text:p>
          </table:table-cell>
          <table:table-cell table:number-columns-repeated="12"/>
        </table:table-row>
        <table:table-row table:style-name="ro2">
          <table:table-cell office:value-type="string">
            <text:p>CLASP-SAT</text:p>
          </table:table-cell>
          <table:table-cell office:value-type="float" office:value="227.947014">
            <text:p>227,947014</text:p>
          </table:table-cell>
          <table:table-cell office:value-type="float" office:value="23.68">
            <text:p>23,68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8844.89211">
            <text:p>8844,89211</text:p>
          </table:table-cell>
          <table:table-cell office:value-type="float" office:value="8665.55">
            <text:p>8665,55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3">
          <table:table-cell/>
          <table:table-cell table:style-name="Default" table:number-columns-repeated="8"/>
          <table:table-cell table:number-columns-repeated="12"/>
        </table:table-row>
        <table:table-row table:style-name="ro2">
          <table:table-cell office:value-type="string">
            <text:p>TPP</text:p>
          </table:table-cell>
          <table:table-cell office:value-type="float" office:value="141673.110716">
            <text:p>141673,110716</text:p>
          </table:table-cell>
          <table:table-cell office:value-type="float" office:value="139016.5">
            <text:p>139016,5</text:p>
          </table:table-cell>
          <table:table-cell office:value-type="float" office:value="38">
            <text:p>38</text:p>
          </table:table-cell>
          <table:table-cell office:value-type="float" office:value="459">
            <text:p>459</text:p>
          </table:table-cell>
          <table:table-cell office:value-type="float" office:value="129420.063351">
            <text:p>129420,063351</text:p>
          </table:table-cell>
          <table:table-cell office:value-type="float" office:value="126958.97">
            <text:p>126958,97</text:p>
          </table:table-cell>
          <table:table-cell office:value-type="float" office:value="50">
            <text:p>50</text:p>
          </table:table-cell>
          <table:table-cell office:value-type="float" office:value="415">
            <text:p>415</text:p>
          </table:table-cell>
          <table:table-cell office:value-type="string">
            <text:p>better clasp!</text:p>
          </table:table-cell>
          <table:table-cell table:number-columns-repeated="11"/>
        </table:table-row>
        <table:table-row table:style-name="ro2">
          <table:table-cell office:value-type="string">
            <text:p>HCLASP-SAT</text:p>
          </table:table-cell>
          <table:table-cell office:value-type="float" office:value="808.08516">
            <text:p>808,08516</text:p>
          </table:table-cell>
          <table:table-cell office:value-type="float" office:value="754.61">
            <text:p>754,6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860.84309">
            <text:p>860,84309</text:p>
          </table:table-cell>
          <table:table-cell office:value-type="float" office:value="815.43">
            <text:p>815,4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string">
            <text:p>CLASP-SAT</text:p>
          </table:table-cell>
          <table:table-cell office:value-type="float" office:value="4610.16916">
            <text:p>4610,16916</text:p>
          </table:table-cell>
          <table:table-cell office:value-type="float" office:value="4555.67">
            <text:p>4555,67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office:value-type="float" office:value="1871.21942">
            <text:p>1871,21942</text:p>
          </table:table-cell>
          <table:table-cell office:value-type="float" office:value="1825.07">
            <text:p>1825,0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3">
          <table:table-cell/>
          <table:table-cell table:style-name="Default" table:number-columns-repeated="8"/>
          <table:table-cell table:number-columns-repeated="12"/>
        </table:table-row>
        <table:table-row table:style-name="ro2">
          <table:table-cell office:value-type="string">
            <text:p>TRUCKS</text:p>
          </table:table-cell>
          <table:table-cell office:value-type="float" office:value="43323.191588">
            <text:p>43323,191588</text:p>
          </table:table-cell>
          <table:table-cell office:value-type="float" office:value="42080.22">
            <text:p>42080,22</text:p>
          </table:table-cell>
          <table:table-cell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37827.572779">
            <text:p>37827,572779</text:p>
          </table:table-cell>
          <table:table-cell office:value-type="float" office:value="36679.38">
            <text:p>36679,38</text:p>
          </table:table-cell>
          <table:table-cell office:value-type="float" office:value="125">
            <text:p>125</text:p>
          </table:table-cell>
          <table:table-cell office:value-type="float" office:value="101">
            <text:p>101</text:p>
          </table:table-cell>
          <table:table-cell office:value-type="string">
            <text:p>so...so</text:p>
          </table:table-cell>
          <table:table-cell table:number-columns-repeated="11"/>
        </table:table-row>
        <table:table-row table:style-name="ro2">
          <table:table-cell office:value-type="string">
            <text:p>HCLASP-SAT</text:p>
          </table:table-cell>
          <table:table-cell office:value-type="float" office:value="3412.664076">
            <text:p>3412,664076</text:p>
          </table:table-cell>
          <table:table-cell office:value-type="float" office:value="2966.72">
            <text:p>2966,72</text:p>
          </table:table-cell>
          <table:table-cell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0043.425737">
            <text:p>10043,425737</text:p>
          </table:table-cell>
          <table:table-cell office:value-type="float" office:value="9637.41">
            <text:p>9637,41</text:p>
          </table:table-cell>
          <table:table-cell office:value-type="float" office:value="115">
            <text:p>115</text:p>
          </table:table-cell>
          <table:table-cell office:value-type="float" office:value="24">
            <text:p>24</text:p>
          </table:table-cell>
          <table:table-cell table:number-columns-repeated="12"/>
        </table:table-row>
        <table:table-row table:style-name="ro2">
          <table:table-cell office:value-type="string">
            <text:p>CLASP-SAT</text:p>
          </table:table-cell>
          <table:table-cell office:value-type="float" office:value="5555.332696">
            <text:p>5555,332696</text:p>
          </table:table-cell>
          <table:table-cell office:value-type="float" office:value="5186.61">
            <text:p>5186,61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4234.260737">
            <text:p>4234,260737</text:p>
          </table:table-cell>
          <table:table-cell office:value-type="float" office:value="3892.8">
            <text:p>3892,8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3" table:number-rows-repeated="2">
          <table:table-cell/>
          <table:table-cell table:style-name="Default" table:number-columns-repeated="8"/>
          <table:table-cell table:number-columns-repeated="12"/>
        </table:table-row>
        <table:table-row table:style-name="ro2">
          <table:table-cell office:value-type="string">
            <text:p>ASP encodings</text:p>
          </table:table-cell>
          <table:table-cell table:style-name="Default" table:number-columns-repeated="8"/>
          <table:table-cell table:number-columns-repeated="12"/>
        </table:table-row>
        <table:table-row table:style-name="ro3">
          <table:table-cell/>
          <table:table-cell table:style-name="Default" table:number-columns-repeated="8"/>
          <table:table-cell table:number-columns-repeated="12"/>
        </table:table-row>
        <table:table-row table:style-name="ro2">
          <table:table-cell office:value-type="string">
            <text:p>BLOCKS</text:p>
          </table:table-cell>
          <table:table-cell office:value-type="float" office:value="18150.208084">
            <text:p>18150,208084</text:p>
          </table:table-cell>
          <table:table-cell office:value-type="float" office:value="13427.27">
            <text:p>13427,27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17472.655775">
            <text:p>17472,655775</text:p>
          </table:table-cell>
          <table:table-cell office:value-type="float" office:value="13319.01">
            <text:p>13319,0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table:number-columns-repeated="12"/>
        </table:table-row>
        <table:table-row table:style-name="ro2">
          <table:table-cell office:value-type="string">
            <text:p>HCLASP-SAT</text:p>
          </table:table-cell>
          <table:table-cell office:value-type="float" office:value="1955.5159">
            <text:p>1955,5159</text:p>
          </table:table-cell>
          <table:table-cell office:value-type="float" office:value="1042.31">
            <text:p>1042,31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462.1708">
            <text:p>8462,1708</text:p>
          </table:table-cell>
          <table:table-cell office:value-type="float" office:value="7676.37">
            <text:p>7676,3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table:number-columns-repeated="12"/>
        </table:table-row>
        <table:table-row table:style-name="ro2">
          <table:table-cell office:value-type="string">
            <text:p>CLASP-SAT</text:p>
          </table:table-cell>
          <table:table-cell office:value-type="float" office:value="559.2804">
            <text:p>559,2804</text:p>
          </table:table-cell>
          <table:table-cell office:value-type="float" office:value="129.33">
            <text:p>129,3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562.1708">
            <text:p>1562,1708</text:p>
          </table:table-cell>
          <table:table-cell office:value-type="float" office:value="1188.87">
            <text:p>1188,8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3">
          <table:table-cell/>
          <table:table-cell table:style-name="Default" table:number-columns-repeated="8"/>
          <table:table-cell table:number-columns-repeated="12"/>
        </table:table-row>
        <table:table-row table:style-name="ro2">
          <table:table-cell office:value-type="string">
            <text:p>HANOI</text:p>
          </table:table-cell>
          <table:table-cell office:value-type="float" office:value="8379.83211">
            <text:p>8379,83211</text:p>
          </table:table-cell>
          <table:table-cell office:value-type="float" office:value="8352.23">
            <text:p>8352,2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927.4991">
            <text:p>11927,4991</text:p>
          </table:table-cell>
          <table:table-cell office:value-type="float" office:value="11907.22">
            <text:p>11907,22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12"/>
        </table:table-row>
        <table:table-row table:style-name="ro2">
          <table:table-cell office:value-type="string">
            <text:p>HCLASP-SAT</text:p>
          </table:table-cell>
          <table:table-cell office:value-type="float" office:value="1379.83211">
            <text:p>1379,83211</text:p>
          </table:table-cell>
          <table:table-cell office:value-type="float" office:value="1363.13">
            <text:p>1363,1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5806.0431">
            <text:p>5806,0431</text:p>
          </table:table-cell>
          <table:table-cell office:value-type="float" office:value="5793.77">
            <text:p>5793,77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12"/>
        </table:table-row>
        <table:table-row table:style-name="ro2">
          <table:table-cell office:value-type="string">
            <text:p>CLASP-SAT</text:p>
          </table:table-cell>
          <table:table-cell office:value-type="float" office:value="1898.65789">
            <text:p>1898,65789</text:p>
          </table:table-cell>
          <table:table-cell office:value-type="float" office:value="1883.94">
            <text:p>1883,94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927.4991">
            <text:p>3927,4991</text:p>
          </table:table-cell>
          <table:table-cell office:value-type="float" office:value="3916.54">
            <text:p>3916,5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table:number-columns-repeated="21"/>
        </table:table-row>
        <table:table-row table:style-name="ro4">
          <table:table-cell/>
          <table:table-cell table:style-name="Default" office:value-type="string">
            <text:p>strategy.lp</text:p>
          </table:table-cell>
          <table:table-cell table:style-name="Default" table:number-columns-repeated="3"/>
          <table:table-cell table:style-name="Default" office:value-type="string">
            <text:p>strategy7.lp</text:p>
          </table:table-cell>
          <table:table-cell table:style-name="Default" table:number-columns-repeated="3"/>
          <table:table-cell office:value-type="string">
            <text:p>strategy.lp + heuristic2.lp</text:p>
          </table:table-cell>
          <table:table-cell table:number-columns-repeated="3"/>
          <table:table-cell office:value-type="string">
            <text:p>strategy.lp + heuristic7.lp</text:p>
          </table:table-cell>
          <table:table-cell table:number-columns-repeated="3"/>
          <table:table-cell office:value-type="string">
            <text:p>strategy7.lp + heuristic7.lp</text:p>
          </table:table-cell>
          <table:table-cell table:number-columns-repeated="3"/>
        </table:table-row>
        <table:table-row table:style-name="ro2">
          <table:table-cell office:value-type="string">
            <text:p>MAILBOT</text:p>
          </table:table-cell>
          <table:table-cell table:style-name="ce2" office:value-type="float" office:value="14635.489821">
            <text:p>14635,489821</text:p>
          </table:table-cell>
          <table:table-cell table:style-name="ce2" office:value-type="float" office:value="9403.16">
            <text:p>9403,1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9632.185577">
            <text:p>59632,185577</text:p>
          </table:table-cell>
          <table:table-cell table:style-name="ce2" office:value-type="float" office:value="57605.29">
            <text:p>57605,2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545.000174">
            <text:p>6545,000174</text:p>
          </table:table-cell>
          <table:table-cell table:style-name="ce2" office:value-type="float" office:value="530.57">
            <text:p>530,57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908.587255">
            <text:p>5908,587255</text:p>
          </table:table-cell>
          <table:table-cell table:style-name="ce2" office:value-type="float" office:value="669.81">
            <text:p>669,81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068.917412">
            <text:p>20068,917412</text:p>
          </table:table-cell>
          <table:table-cell table:style-name="ce2" office:value-type="float" office:value="18010.14">
            <text:p>18010,14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8">
            <text:p>18</text:p>
          </table:table-cell>
        </table:table-row>
        <table:table-row table:style-name="ro3">
          <table:table-cell/>
          <table:table-cell table:style-name="Default" table:number-columns-repeated="8"/>
          <table:table-cell table:number-columns-repeated="12"/>
        </table:table-row>
        <table:table-row table:style-name="ro4">
          <table:table-cell office:value-type="string">
            <text:p>strategy.lp: constraints that may delete optimal solutions</text:p>
          </table:table-cell>
          <table:table-cell table:style-name="Default" table:number-columns-repeated="8"/>
          <table:table-cell table:number-columns-repeated="12"/>
        </table:table-row>
        <table:table-row table:style-name="ro4">
          <table:table-cell office:value-type="string">
            <text:p>strategy7.lp: constraints that do not delete optimal solutions</text:p>
          </table:table-cell>
          <table:table-cell table:style-name="Default" table:number-columns-repeated="8"/>
          <table:table-cell table:number-columns-repeated="12"/>
        </table:table-row>
        <table:table-row table:style-name="ro4">
          <table:table-cell office:value-type="string">
            <text:p>heuristic2.lp: decide first on deliver, then on pickup (going is deduced by up: only domain choices are made with this simple setup)</text:p>
          </table:table-cell>
          <table:table-cell table:style-name="Default" table:number-columns-repeated="8"/>
          <table:table-cell table:number-columns-repeated="12"/>
        </table:table-row>
        <table:table-row table:style-name="ro4">
          <table:table-cell office:value-type="string">
            <text:p>heuristic7.lp: decide first on deliver, then on pickup prefering closer packets, and then on going prefering to continue in current direction</text:p>
          </table:table-cell>
          <table:table-cell table:style-name="Default" table:number-columns-repeated="8"/>
          <table:table-cell table:number-columns-repeated="12"/>
        </table:table-row>
      </table:table>
      <table:table table:name="Hoja2" table:style-name="ta1">
        <table:table-column table:style-name="co4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number:min-integer-digits="1" number:grouping="true"/>
      <number:text> €</number:text>
    </number:number-style>
    <number:number-style style:name="N105">
      <number:text>-</number:text>
      <number:number number: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  <number:text> €</number:text>
    </number:number-style>
    <number:number-style style:name="N107">
      <number:text>-</number:text>
      <number:number number: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 </number:text>
      <number:number number:decimal-places="0" number:min-integer-digits="1" number:grouping="true"/>
      <number:text>    </number:text>
    </number:number-style>
    <number:number-style style:name="N113P1" style:volatile="true">
      <number:text>-</number:text>
      <number:number number:decimal-places="0" number:min-integer-digits="1" number:grouping="true"/>
      <number:text>    </number:text>
    </number:number-style>
    <number:number-style style:name="N113P2" style:volatile="true">
      <number:text> -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0" number:min-integer-digits="1" number:grouping="true"/>
      <number:text> € </number:text>
    </number:number-style>
    <number:number-style style:name="N114P1" style:volatile="true">
      <number:text>-</number:text>
      <number:number number:decimal-places="0" number:min-integer-digits="1" number:grouping="true"/>
      <number:text> € </number:text>
    </number:number-style>
    <number:number-style style:name="N114P2" style:volatile="true">
      <number:text> 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   </number:text>
    </number:number-style>
    <number:number-style style:name="N115P1" style:volatile="true">
      <number:text>-</number:text>
      <number:number number:decimal-places="2" number:min-integer-digits="1" number:grouping="true"/>
      <number:text>    </number:text>
    </number:number-style>
    <number:number-style style:name="N115P2" style:volatile="true">
      <number:text> -</number:text>
      <number:number number:decimal-places="0" number:min-integer-digits="0"/>
      <number:text>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€ </number:text>
    </number:number-style>
    <number:number-style style:name="N116P1" style:volatile="true">
      <number:text>-</number:text>
      <number:number number:decimal-places="2" number:min-integer-digits="1" number:grouping="true"/>
      <number:text> € </number:text>
    </number:number-style>
    <number:number-style style:name="N116P2" style:volatile="true">
      <number:text> -</number:text>
      <number:number number: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Best" style:family="table-cell" style:parent-style-name="Default" style:data-style-name="N0">
      <style:table-cell-properties style:glyph-orientation-vertical="0" fo:background-color="#00ff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lWorst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1" style:display-name="PageStyle_Hoja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_20_2" style:display-name="PageStyle_Hoja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3" style:display-name="PageStyle_Hoja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4" style:display-name="PageStyle_Hoja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5" style:display-name="PageStyle_Hoja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6" style:display-name="PageStyle_Hoja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_20_1" style:display-name="PageStyle_Hoja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_20_2" style:display-name="PageStyle_Hoja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7" style:display-name="PageStyle_Hoja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8" style:display-name="PageStyle_Hoja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9" style:display-name="PageStyle_Hoja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0" style:display-name="PageStyle_Hoja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1" style:display-name="PageStyle_Hoja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2" style:display-name="PageStyle_Hoja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3" style:display-name="PageStyle_Hoja1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4" style:display-name="PageStyle_Hoja1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5" style:display-name="PageStyle_Hoja1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6" style:display-name="PageStyle_Hoja1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7" style:display-name="PageStyle_Hoja1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8" style:display-name="PageStyle_Hoja1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19" style:display-name="PageStyle_Hoja1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0" style:display-name="PageStyle_Hoja1 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1" style:display-name="PageStyle_Hoja1 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2" style:display-name="PageStyle_Hoja1 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3" style:display-name="PageStyle_Hoja1 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4" style:display-name="PageStyle_Hoja1 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5" style:display-name="PageStyle_Hoja1 2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6" style:display-name="PageStyle_Hoja1 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7" style:display-name="PageStyle_Hoja1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8" style:display-name="PageStyle_Hoja1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29" style:display-name="PageStyle_Hoja1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30" style:display-name="PageStyle_Hoja1 3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31" style:display-name="PageStyle_Hoja1 3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32" style:display-name="PageStyle_Hoja1 3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1_20_33" style:display-name="PageStyle_Hoja1 3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PORT-2" style:display-name="PageStyle_REPORT-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3:35:16.71</meta:creation-date>
    <dc:date>2012-09-28T15:01:10.17</dc:date>
    <meta:editing-duration>PT1H3M42S</meta:editing-duration>
    <meta:editing-cycles>2</meta:editing-cycles>
    <meta:generator>LibreOffice/3.5$Windows_x86 LibreOffice_project/235ab8a-3802056-4a8fed3-2d66ea8-e241b80</meta:generator>
    <meta:document-statistic meta:table-count="3" meta:cell-count="311" meta:object-count="0"/>
  </office:meta>
</office:document-meta>
</file>